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3937in" fo:margin-right="0in" fo:orphans="2" fo:widows="2" fo:text-indent="0in" style:auto-text-indent="false"/>
    </style:style>
    <style:style style:name="P4" style:family="paragraph" style:parent-style-name="Heading_20_3">
      <style:paragraph-properties fo:margin-left="0in" fo:margin-right="0in" fo:orphans="2" fo:widows="2" fo:text-indent="0in" style:auto-text-indent="false"/>
      <style:text-properties fo:font-variant="normal" fo:text-transform="none" fo:color="#000000" style:font-name="Courier New" fo:font-size="9pt" fo:letter-spacing="normal" fo:font-style="normal" style:font-size-asian="9pt" style:font-size-complex="9pt"/>
    </style:style>
    <style:style style:name="P5" style:family="paragraph" style:parent-style-name="List_20_Contents">
      <style:paragraph-properties fo:orphans="2" fo:widows="2"/>
    </style:style>
    <style:style style:name="P6" style:family="paragraph" style:parent-style-name="List_20_Contents">
      <style:paragraph-properties fo:orphans="2" fo:widows="2"/>
      <style:text-properties style:font-name="Courier New" fo:font-size="9pt" style:font-size-asian="9pt" style:font-size-complex="9pt"/>
    </style:style>
    <style:style style:name="P7" style:family="paragraph" style:parent-style-name="List_20_Contents">
      <style:paragraph-properties fo:margin-top="0in" fo:margin-bottom="0.1965in" fo:orphans="2" fo:widows="2"/>
      <style:text-properties fo:font-variant="normal" fo:text-transform="none" fo:color="#000000" style:font-name="Courier New" fo:font-size="9pt" fo:letter-spacing="normal" fo:font-style="normal" fo:font-weight="normal" style:font-size-asian="9pt" style:font-size-complex="9pt"/>
    </style:style>
    <style:style style:name="P8" style:family="paragraph" style:parent-style-name="List_20_Contents">
      <style:paragraph-properties fo:margin-top="0in" fo:margin-bottom="0.1965in" fo:orphans="2" fo:widows="2"/>
    </style:style>
    <style:style style:name="P9" style:family="paragraph" style:parent-style-name="List_20_Heading">
      <style:paragraph-properties fo:orphans="2" fo:widows="2"/>
    </style:style>
    <style:style style:name="P10" style:family="paragraph" style:parent-style-name="List_20_Heading">
      <style:paragraph-properties fo:margin-left="0in" fo:margin-right="0in" fo:orphans="2" fo:widows="2" fo:text-indent="0in" style:auto-text-indent="false"/>
    </style:style>
    <style:style style:name="P11" style:family="paragraph" style:parent-style-name="Preformatted_20_Text">
      <style:paragraph-properties fo:orphans="2" fo:widows="2"/>
      <style:text-properties fo:font-variant="normal" fo:text-transform="none" fo:color="#000000" style:font-name="Courier New" fo:font-size="9pt" fo:letter-spacing="normal" style:font-size-asian="9pt" style:font-size-complex="9pt"/>
    </style:style>
    <style:style style:name="P12" style:family="paragraph" style:parent-style-name="Preformatted_20_Text">
      <style:paragraph-properties fo:margin-left="0.3937in" fo:margin-right="0in" fo:orphans="2" fo:widows="2" fo:text-indent="0in" style:auto-text-indent="false"/>
      <style:text-properties fo:font-variant="normal" fo:text-transform="none" fo:color="#000000" style:font-name="Courier New" fo:font-size="9pt" fo:letter-spacing="normal" style:font-size-asian="9pt" style:font-size-complex="9pt"/>
    </style:style>
    <style:style style:name="P13" style:family="paragraph" style:parent-style-name="Preformatted_20_Text">
      <style:paragraph-properties fo:margin-left="0.3937in" fo:margin-right="0in" fo:margin-top="0in" fo:margin-bottom="0.1965in" fo:orphans="2" fo:widows="2" fo:text-indent="0in" style:auto-text-indent="false"/>
      <style:text-properties fo:font-variant="normal" fo:text-transform="none" fo:color="#000000" style:font-name="Courier New" fo:font-size="9pt" fo:letter-spacing="normal" style:font-size-asian="9pt" style:font-size-complex="9pt"/>
    </style:style>
    <style:style style:name="P14" style:family="paragraph" style:parent-style-name="Preformatted_20_Text">
      <style:paragraph-properties fo:margin-top="0in" fo:margin-bottom="0.1965in" fo:orphans="2" fo:widows="2"/>
      <style:text-properties fo:font-variant="normal" fo:text-transform="none" fo:color="#000000" style:font-name="Courier New" fo:font-size="9pt" fo:letter-spacing="normal" style:font-size-asian="9pt" style:font-size-complex="9pt"/>
    </style:style>
    <style:style style:name="P15" style:family="paragraph" style:parent-style-name="Preformatted_20_Text">
      <style:paragraph-properties fo:margin-left="0in" fo:margin-right="0in" fo:orphans="2" fo:widows="2" fo:text-indent="0in" style:auto-text-indent="false"/>
      <style:text-properties fo:font-variant="normal" fo:text-transform="none" fo:color="#000000" style:font-name="Courier New" fo:font-size="9pt" fo:letter-spacing="normal" style:font-size-asian="9pt" style:font-size-complex="9pt"/>
    </style:style>
    <style:style style:name="P16" style:family="paragraph" style:parent-style-name="Heading_20_4">
      <style:paragraph-properties fo:margin-left="0in" fo:margin-right="0in" fo:orphans="2" fo:widows="2" fo:text-indent="0in" style:auto-text-indent="false"/>
      <style:text-properties fo:font-variant="normal" fo:text-transform="none" fo:color="#000000" style:font-name="Courier New" fo:font-size="9pt" fo:letter-spacing="normal" fo:font-style="normal" style:font-size-asian="9pt" style:font-size-complex="9pt"/>
    </style:style>
    <style:style style:name="P17" style:family="paragraph" style:parent-style-name="Horizontal_20_Line">
      <style:paragraph-properties fo:orphans="2" fo:widows="2"/>
      <style:text-properties style:font-name="Courier New" fo:font-size="9pt" style:font-size-asian="9pt" style:font-size-complex="9pt"/>
    </style:style>
    <style:style style:name="T1" style:family="text">
      <style:text-properties fo:font-style="normal" fo:font-weight="normal"/>
    </style:style>
    <style:style style:name="T2" style:family="text">
      <style:text-properties style:font-name="Times New Roman1" fo:font-style="normal" fo:font-weight="normal"/>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Courier New" fo:letter-spacing="normal" fo:font-style="normal" fo:font-weight="normal"/>
    </style:style>
    <style:style style:name="T6" style:family="text">
      <style:text-properties fo:font-variant="normal" fo:text-transform="none" fo:color="#000000" style:font-name="Courier New" fo:font-size="10pt" fo:letter-spacing="normal" fo:font-style="normal" fo:font-weight="normal" style:font-size-asian="10pt" style:font-size-complex="10pt"/>
    </style:style>
    <style:style style:name="T7" style:family="text">
      <style:text-properties fo:font-variant="normal" fo:text-transform="none" fo:color="#000000" style:font-name="Courier New" fo:font-size="9pt" fo:letter-spacing="normal" fo:font-style="normal" fo:font-weight="normal"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Next: </text:span><text:a xlink:type="simple" xlink:href="http://gcc.gnu.org/onlinedocs/gcc/Alignment.html#Alignment">Alignment</text:a><text:span text:style-name="T7">, Previous: </text:span><text:a xlink:type="simple" xlink:href="http://gcc.gnu.org/onlinedocs/gcc/Variable-Attributes.html#Variable-Attributes">Variable Attributes</text:a><text:span text:style-name="T7">, Up: </text:span><text:a xlink:type="simple" xlink:href="http://gcc.gnu.org/onlinedocs/gcc/C-Extensions.html#C-Extensions">C Extensions</text:a></text:p>
      <text:p text:style-name="P17"/>
      <text:h text:style-name="P4" text:outline-level="3">6.37 Specifying Attributes of Types</text:h>
      <text:p text:style-name="P2"><text:bookmark text:name="index-attribute-of-types-2693"/><text:bookmark text:name="index-type-attributes-2694"/><text:span text:style-name="T7">The keyword </text:span><text:span text:style-name="Source_20_Text"><text:span text:style-name="T7">__attribute__</text:span></text:span><text:span text:style-name="T7"> allows you to specify special attributes of </text:span><text:span text:style-name="Source_20_Text"><text:span text:style-name="T7">struct</text:span></text:span><text:span text:style-name="T7"> and </text:span><text:span text:style-name="Source_20_Text"><text:span text:style-name="T7">union</text:span></text:span><text:span text:style-name="T7"> types when you define such types. This keyword is followed by an attribute specification inside double parentheses. Seven attributes are currently defined for types: </text:span><text:span text:style-name="Source_20_Text"><text:span text:style-name="T7">aligned</text:span></text:span><text:span text:style-name="T7">, </text:span><text:span text:style-name="Source_20_Text"><text:span text:style-name="T7">packed</text:span></text:span><text:span text:style-name="T7">, </text:span><text:span text:style-name="Source_20_Text"><text:span text:style-name="T7">transparent_union</text:span></text:span><text:span text:style-name="T7">, </text:span><text:span text:style-name="Source_20_Text"><text:span text:style-name="T7">unused</text:span></text:span><text:span text:style-name="T7">, </text:span><text:span text:style-name="Source_20_Text"><text:span text:style-name="T7">deprecated</text:span></text:span><text:span text:style-name="T7">, </text:span><text:span text:style-name="Source_20_Text"><text:span text:style-name="T7">visibility</text:span></text:span><text:span text:style-name="T7">, and </text:span><text:span text:style-name="Source_20_Text"><text:span text:style-name="T7">may_alias</text:span></text:span><text:span text:style-name="T7">. Other attributes are defined for functions (see </text:span><text:a xlink:type="simple" xlink:href="http://gcc.gnu.org/onlinedocs/gcc/Function-Attributes.html#Function-Attributes">Function Attributes</text:a><text:span text:style-name="T7">) and for variables (see </text:span><text:a xlink:type="simple" xlink:href="http://gcc.gnu.org/onlinedocs/gcc/Variable-Attributes.html#Variable-Attributes">Variable Attributes</text:a><text:span text:style-name="T7">).</text:span></text:p>
      <text:p text:style-name="P2"><text:span text:style-name="T7">You may also specify any one of these attributes with `</text:span><text:span text:style-name="Example"><text:span text:style-name="T7">__</text:span></text:span><text:span text:style-name="T7">' preceding and following its keyword. This allows you to use these attributes in header files without being concerned about a possible macro of the same name. For example, you may use </text:span><text:span text:style-name="Source_20_Text"><text:span text:style-name="T7">__aligned__</text:span></text:span><text:span text:style-name="T7"> instead of </text:span><text:span text:style-name="Source_20_Text"><text:span text:style-name="T7">aligned</text:span></text:span><text:span text:style-name="T7">.</text:span></text:p>
      <text:p text:style-name="P2"><text:span text:style-name="T7">You may specify type attributes in an enum, struct or union type declaration or definition, or for other types in a </text:span><text:span text:style-name="Source_20_Text"><text:span text:style-name="T7">typedef</text:span></text:span><text:span text:style-name="T7"> declaration.</text:span></text:p>
      <text:p text:style-name="P2"><text:span text:style-name="T7">For an enum, struct or union type, you may specify attributes either between the enum, struct or union tag and the name of the type, or just past the closing curly brace of the </text:span><text:span text:style-name="Emphasis"><text:span text:style-name="T7">definition</text:span></text:span><text:span text:style-name="T7">. The former syntax is preferred.</text:span></text:p>
      <text:p text:style-name="P2"><text:span text:style-name="T7">See </text:span><text:a xlink:type="simple" xlink:href="http://gcc.gnu.org/onlinedocs/gcc/Attribute-Syntax.html#Attribute-Syntax">Attribute Syntax</text:a><text:span text:style-name="T7">, for details of the exact syntax for using attributes.</text:span><text:bookmark text:name="index-g_t_0040code_007baligned_007d-attribute-2695"/></text:p>
      <text:p text:style-name="P10"><text:span text:style-name="Source_20_Text"><text:span text:style-name="T7">aligned (</text:span></text:span><text:span text:style-name="Variable"><text:span text:style-name="T7">alignment</text:span></text:span><text:span text:style-name="Source_20_Text"><text:span text:style-name="T7">)</text:span></text:span></text:p>
      <text:p text:style-name="P7">This attribute specifies a minimum alignment (in bytes) for variables of the specified type. For example, the declarations:</text:p>
      <text:p text:style-name="P12"><text:s text:c="10"/><text:span text:style-name="T1">struct S { short f[3]; } __attribute__ ((aligned (8)));</text:span></text:p>
      <text:p text:style-name="P12"><text:s text:c="10"/><text:span text:style-name="T1">typedef int more_aligned_int __attribute__ ((aligned (8)));</text:span></text:p>
      <text:p text:style-name="P13"><text:s text:c="5"/></text:p>
      <text:p text:style-name="P3"><text:span text:style-name="T7">force the compiler to insure (as far as it can) that each variable whose type is </text:span><text:span text:style-name="Source_20_Text"><text:span text:style-name="T7">struct S</text:span></text:span><text:span text:style-name="T7"> or </text:span><text:span text:style-name="Source_20_Text"><text:span text:style-name="T7">more_aligned_int</text:span></text:span><text:span text:style-name="T7"> will be allocated and aligned </text:span><text:span text:style-name="Emphasis"><text:span text:style-name="T7">at least</text:span></text:span><text:span text:style-name="T7"> on a 8-byte boundary. On a SPARC, having all variables of type </text:span><text:span text:style-name="Source_20_Text"><text:span text:style-name="T7">struct S</text:span></text:span><text:span text:style-name="T7"> aligned to 8-byte boundaries allows the compiler to use the </text:span><text:span text:style-name="Source_20_Text"><text:span text:style-name="T7">ldd</text:span></text:span><text:span text:style-name="T7"> and </text:span><text:span text:style-name="Source_20_Text"><text:span text:style-name="T7">std</text:span></text:span><text:span text:style-name="T7"> (doubleword load and store) instructions when copying one variable of type </text:span><text:span text:style-name="Source_20_Text"><text:span text:style-name="T7">struct S</text:span></text:span><text:span text:style-name="T7"> to another, thus improving run-time efficiency.</text:span></text:p>
      <text:p text:style-name="P8"><text:span text:style-name="T7">Note that the alignment of any given </text:span><text:span text:style-name="Source_20_Text"><text:span text:style-name="T7">struct</text:span></text:span><text:span text:style-name="T7"> or </text:span><text:span text:style-name="Source_20_Text"><text:span text:style-name="T7">union</text:span></text:span><text:span text:style-name="T7"> type is required by the ISO C standard to be at least a perfect multiple of the lowest common multiple of the alignments of all of the members of the</text:span><text:span text:style-name="Source_20_Text"><text:span text:style-name="T7">struct</text:span></text:span><text:span text:style-name="T7"> or </text:span><text:span text:style-name="Source_20_Text"><text:span text:style-name="T7">union</text:span></text:span><text:span text:style-name="T7"> in question. This means that you </text:span><text:span text:style-name="Emphasis"><text:span text:style-name="T7">can</text:span></text:span><text:span text:style-name="T7"> effectively adjust the alignment of a </text:span><text:span text:style-name="Source_20_Text"><text:span text:style-name="T7">struct</text:span></text:span><text:span text:style-name="T7"> or </text:span><text:span text:style-name="Source_20_Text"><text:span text:style-name="T7">union</text:span></text:span><text:span text:style-name="T7"> type by attaching an </text:span><text:span text:style-name="Source_20_Text"><text:span text:style-name="T7">aligned</text:span></text:span><text:span text:style-name="T7"> attribute to any one of the members of such a type, but the notation illustrated in the example above is a more obvious, intuitive, and readable way to request the compiler to adjust the alignment of an entire </text:span><text:span text:style-name="Source_20_Text"><text:span text:style-name="T7">struct</text:span></text:span><text:span text:style-name="T7"> or </text:span><text:span text:style-name="Source_20_Text"><text:span text:style-name="T7">union</text:span></text:span><text:span text:style-name="T7"> type.</text:span></text:p>
      <text:p text:style-name="P8"><text:span text:style-name="T7">As in the preceding example, you can explicitly specify the alignment (in bytes) that you wish the compiler to use for a given </text:span><text:span text:style-name="Source_20_Text"><text:span text:style-name="T7">struct</text:span></text:span><text:span text:style-name="T7"> or </text:span><text:span text:style-name="Source_20_Text"><text:span text:style-name="T7">union</text:span></text:span><text:span text:style-name="T7"> type. Alternatively, you can leave out the alignment factor and just ask the compiler to align a type to the maximum useful alignment for the target machine you are compiling for. For example, you could write:</text:span></text:p>
      <text:p text:style-name="P12"><text:s text:c="10"/><text:span text:style-name="T1">struct S { short f[3]; } __attribute__ ((aligned));</text:span></text:p>
      <text:p text:style-name="P13"><text:s text:c="5"/></text:p>
      <text:p text:style-name="P8"><text:span text:style-name="T7">Whenever you leave out the alignment factor in an </text:span><text:span text:style-name="Source_20_Text"><text:span text:style-name="T7">aligned</text:span></text:span><text:span text:style-name="T7"> attribute specification, the compiler automatically sets the alignment for the type to the largest alignment which is ever used for any data type on the target machine you are compiling for. Doing this can often make copy operations more efficient, because the compiler can use whatever instructions copy the biggest chunks of memory when performing copies to or from the variables which have types that you have aligned this way.</text:span></text:p>
      <text:p text:style-name="P8"><text:span text:style-name="T7">In the example above, if the size of each </text:span><text:span text:style-name="Source_20_Text"><text:span text:style-name="T7">short</text:span></text:span><text:span text:style-name="T7"> is 2 bytes, then the size of the entire </text:span><text:span text:style-name="Source_20_Text"><text:span text:style-name="T7">struct S</text:span></text:span><text:span text:style-name="T7"> type is 6 bytes. The smallest power of two which is greater than or equal to that is 8, so the compiler sets the alignment for the entire </text:span><text:span text:style-name="Source_20_Text"><text:span text:style-name="T7">struct S</text:span></text:span><text:span text:style-name="T7"> type to 8 bytes.</text:span></text:p>
      <text:p text:style-name="P7"><text:soft-page-break/>Note that although you can ask the compiler to select a time-efficient alignment for a given type and then declare only individual stand-alone objects of that type, the compiler's ability to select a time-efficient alignment is primarily useful only when you plan to create arrays of variables having the relevant (efficiently aligned) type. If you declare or use arrays of variables of an efficiently-aligned type, then it is likely that your program will also be doing pointer arithmetic (or subscripting, which amounts to the same thing) on pointers to the relevant type, and the code that the compiler generates for these pointer arithmetic operations will often be more efficient for efficiently-aligned types than for other types.</text:p>
      <text:p text:style-name="P8"><text:span text:style-name="T7">The </text:span><text:span text:style-name="Source_20_Text"><text:span text:style-name="T7">aligned</text:span></text:span><text:span text:style-name="T7"> attribute can only increase the alignment; but you can decrease it by specifying </text:span><text:span text:style-name="Source_20_Text"><text:span text:style-name="T7">packed</text:span></text:span><text:span text:style-name="T7"> as well. See below.</text:span></text:p>
      <text:p text:style-name="P8"><text:span text:style-name="T7">Note that the effectiveness of </text:span><text:span text:style-name="Source_20_Text"><text:span text:style-name="T7">aligned</text:span></text:span><text:span text:style-name="T7"> attributes may be limited by inherent limitations in your linker. On many systems, the linker is only able to arrange for variables to be aligned up to a certain maximum alignment. (For some linkers, the maximum supported alignment may be very very small.) If your linker is only able to align variables up to a maximum of 8 byte alignment, then specifying </text:span><text:span text:style-name="Source_20_Text"><text:span text:style-name="T7">aligned(16)</text:span></text:span><text:span text:style-name="T7"> in an </text:span><text:span text:style-name="Source_20_Text"><text:span text:style-name="T7">__attribute__</text:span></text:span><text:span text:style-name="T7"> will still only provide you with 8 byte alignment. See your linker documentation for further information. </text:span></text:p>
      <text:p text:style-name="P9"><text:span text:style-name="Source_20_Text"><text:span text:style-name="T7">packed</text:span></text:span></text:p>
      <text:p text:style-name="P8"><text:span text:style-name="T7">This attribute, attached to </text:span><text:span text:style-name="Source_20_Text"><text:span text:style-name="T7">struct</text:span></text:span><text:span text:style-name="T7"> or </text:span><text:span text:style-name="Source_20_Text"><text:span text:style-name="T7">union</text:span></text:span><text:span text:style-name="T7"> type definition, specifies that each member (other than zero-width bitfields) of the structure or union is placed to minimize the memory required. When attached to an </text:span><text:span text:style-name="Source_20_Text"><text:span text:style-name="T7">enum</text:span></text:span><text:span text:style-name="T7"> definition, it indicates that the smallest integral type should be used.</text:span></text:p>
      <text:p text:style-name="P8"><text:bookmark text:name="index-fshort_002denums-2696"/><text:span text:style-name="T7">Specifying this attribute for </text:span><text:span text:style-name="Source_20_Text"><text:span text:style-name="T7">struct</text:span></text:span><text:span text:style-name="T7"> and </text:span><text:span text:style-name="Source_20_Text"><text:span text:style-name="T7">union</text:span></text:span><text:span text:style-name="T7"> types is equivalent to specifying the </text:span><text:span text:style-name="Source_20_Text"><text:span text:style-name="T7">packed</text:span></text:span><text:span text:style-name="T7"> attribute on each of the structure or union members. Specifying the </text:span><text:span text:style-name="Example"><text:span text:style-name="T7">-fshort-enums</text:span></text:span><text:span text:style-name="T7"> flag on the line is equivalent to specifying the </text:span><text:span text:style-name="Source_20_Text"><text:span text:style-name="T7">packed</text:span></text:span><text:span text:style-name="T7"> attribute on all </text:span><text:span text:style-name="Source_20_Text"><text:span text:style-name="T7">enum</text:span></text:span><text:span text:style-name="T7"> definitions.</text:span></text:p>
      <text:p text:style-name="P8"><text:span text:style-name="T7">In the following example </text:span><text:span text:style-name="Source_20_Text"><text:span text:style-name="T7">struct my_packed_struct</text:span></text:span><text:span text:style-name="T7">'s members are packed closely together, but the internal layout of its </text:span><text:span text:style-name="Source_20_Text"><text:span text:style-name="T7">s</text:span></text:span><text:span text:style-name="T7"> member is not packed—to do that, </text:span><text:span text:style-name="Source_20_Text"><text:span text:style-name="T7">struct my_unpacked_struct</text:span></text:span><text:span text:style-name="T7"> would need to be packed too.</text:span></text:p>
      <text:p text:style-name="P12"><text:s text:c="10"/><text:span text:style-name="T1">struct my_unpacked_struct</text:span></text:p>
      <text:p text:style-name="P12"><text:s text:c="11"/><text:span text:style-name="T1">{</text:span></text:p>
      <text:p text:style-name="P12"><text:s text:c="14"/><text:span text:style-name="T1">char c;</text:span></text:p>
      <text:p text:style-name="P12"><text:s text:c="14"/><text:span text:style-name="T1">int i;</text:span></text:p>
      <text:p text:style-name="P12"><text:s text:c="11"/><text:span text:style-name="T1">};</text:span></text:p>
      <text:p text:style-name="P12"><text:s text:c="10"/></text:p>
      <text:p text:style-name="P12"><text:s text:c="10"/><text:span text:style-name="T1">struct __attribute__ ((__packed__)) my_packed_struct</text:span></text:p>
      <text:p text:style-name="P12"><text:s text:c="12"/><text:span text:style-name="T1">{</text:span></text:p>
      <text:p text:style-name="P12"><text:s text:c="15"/><text:span text:style-name="T1">char c;</text:span></text:p>
      <text:p text:style-name="P12"><text:s text:c="15"/><text:span text:style-name="T1">int <text:s/>i;</text:span></text:p>
      <text:p text:style-name="P12"><text:s text:c="15"/><text:span text:style-name="T1">struct my_unpacked_struct s;</text:span></text:p>
      <text:p text:style-name="P12"><text:s text:c="12"/><text:span text:style-name="T1">};</text:span></text:p>
      <text:p text:style-name="P13"><text:s text:c="5"/></text:p>
      <text:p text:style-name="P8"><text:span text:style-name="T7">You may only specify this attribute on the definition of an </text:span><text:span text:style-name="Source_20_Text"><text:span text:style-name="T7">enum</text:span></text:span><text:span text:style-name="T7">, </text:span><text:span text:style-name="Source_20_Text"><text:span text:style-name="T7">struct</text:span></text:span><text:span text:style-name="T7"> or </text:span><text:span text:style-name="Source_20_Text"><text:span text:style-name="T7">union</text:span></text:span><text:span text:style-name="T7">, not on a </text:span><text:span text:style-name="Source_20_Text"><text:span text:style-name="T7">typedef</text:span></text:span><text:span text:style-name="T7"> which does not also define the enumerated type, structure or union. </text:span></text:p>
      <text:p text:style-name="P9"><text:span text:style-name="Source_20_Text"><text:span text:style-name="T7">transparent_union</text:span></text:span></text:p>
      <text:p text:style-name="P8"><text:span text:style-name="T7">This attribute, attached to a </text:span><text:span text:style-name="Source_20_Text"><text:span text:style-name="T7">union</text:span></text:span><text:span text:style-name="T7"> type definition, indicates that any function parameter having that union type causes calls to that function to be treated in a special way.</text:span></text:p>
      <text:p text:style-name="P8"><text:span text:style-name="T7">First, the argument corresponding to a transparent union type can be of any type in the union; no cast is required. Also, if the union contains a pointer type, the corresponding argument can be a null pointer constant or a void pointer expression; and if the union contains a void pointer type, the corresponding argument can be any pointer expression. If the union member type is a pointer, qualifiers like </text:span><text:span text:style-name="Source_20_Text"><text:span text:style-name="T7">const</text:span></text:span><text:span text:style-name="T7"> on the referenced type must be respected, just as with normal pointer conversions.</text:span></text:p>
      <text:p text:style-name="P7"><text:soft-page-break/>Second, the argument is passed to the function using the calling conventions of the first member of the transparent union, not the calling conventions of the union itself. All members of the union must have the same machine representation; this is necessary for this argument passing to work properly.</text:p>
      <text:p text:style-name="P8"><text:span text:style-name="T7">Transparent unions are designed for library functions that have multiple interfaces for compatibility reasons. For example, suppose the </text:span><text:span text:style-name="Source_20_Text"><text:span text:style-name="T7">wait</text:span></text:span><text:span text:style-name="T7"> function must accept either a value of type </text:span><text:span text:style-name="Source_20_Text"><text:span text:style-name="T7">int *</text:span></text:span><text:span text:style-name="T7"> to comply with Posix, or a value of type </text:span><text:span text:style-name="Source_20_Text"><text:span text:style-name="T7">union wait *</text:span></text:span><text:span text:style-name="T7"> to comply with the 4.1BSD interface. If </text:span><text:span text:style-name="Source_20_Text"><text:span text:style-name="T7">wait</text:span></text:span><text:span text:style-name="T7">'s parameter were </text:span><text:span text:style-name="Source_20_Text"><text:span text:style-name="T7">void *</text:span></text:span><text:span text:style-name="T7">, </text:span><text:span text:style-name="Source_20_Text"><text:span text:style-name="T7">wait</text:span></text:span><text:span text:style-name="T7"> would accept both kinds of arguments, but it would also accept any other pointer type and this would make argument type checking less useful. Instead, </text:span><text:span text:style-name="Source_20_Text"><text:span text:style-name="T7">&lt;sys/wait.h&gt;</text:span></text:span><text:span text:style-name="T7"> might define the interface as follows:</text:span></text:p>
      <text:p text:style-name="P12"><text:s text:c="10"/><text:span text:style-name="T1">typedef union __attribute__ ((__transparent_union__))</text:span></text:p>
      <text:p text:style-name="P12"><text:s text:c="12"/><text:span text:style-name="T1">{</text:span></text:p>
      <text:p text:style-name="P12"><text:s text:c="14"/><text:span text:style-name="T1">int *__ip;</text:span></text:p>
      <text:p text:style-name="P12"><text:s text:c="14"/><text:span text:style-name="T1">union wait *__up;</text:span></text:p>
      <text:p text:style-name="P12"><text:s text:c="12"/><text:span text:style-name="T1">} wait_status_ptr_t;</text:span></text:p>
      <text:p text:style-name="P12"><text:s text:c="10"/></text:p>
      <text:p text:style-name="P12"><text:s text:c="10"/><text:span text:style-name="T1">pid_t wait (wait_status_ptr_t);</text:span></text:p>
      <text:p text:style-name="P13"><text:s text:c="5"/></text:p>
      <text:p text:style-name="P8"><text:span text:style-name="T7">This interface allows either </text:span><text:span text:style-name="Source_20_Text"><text:span text:style-name="T7">int *</text:span></text:span><text:span text:style-name="T7"> or </text:span><text:span text:style-name="Source_20_Text"><text:span text:style-name="T7">union wait *</text:span></text:span><text:span text:style-name="T7"> arguments to be passed, using the </text:span><text:span text:style-name="Source_20_Text"><text:span text:style-name="T7">int *</text:span></text:span><text:span text:style-name="T7"> calling convention. The program can call </text:span><text:span text:style-name="Source_20_Text"><text:span text:style-name="T7">wait</text:span></text:span><text:span text:style-name="T7"> with arguments of either type:</text:span></text:p>
      <text:p text:style-name="P12"><text:s text:c="10"/><text:span text:style-name="T1">int w1 () { int w; return wait (&amp;w); }</text:span></text:p>
      <text:p text:style-name="P12"><text:s text:c="10"/><text:span text:style-name="T1">int w2 () { union wait w; return wait (&amp;w); }</text:span></text:p>
      <text:p text:style-name="P13"><text:s text:c="5"/></text:p>
      <text:p text:style-name="P8"><text:span text:style-name="T7">With this interface, </text:span><text:span text:style-name="Source_20_Text"><text:span text:style-name="T7">wait</text:span></text:span><text:span text:style-name="T7">'s implementation might look like this:</text:span></text:p>
      <text:p text:style-name="P12"><text:s text:c="10"/><text:span text:style-name="T1">pid_t wait (wait_status_ptr_t p)</text:span></text:p>
      <text:p text:style-name="P12"><text:s text:c="10"/><text:span text:style-name="T1">{</text:span></text:p>
      <text:p text:style-name="P12"><text:s text:c="12"/><text:span text:style-name="T1">return waitpid (-1, p.__ip, 0);</text:span></text:p>
      <text:p text:style-name="P12"><text:s text:c="10"/><text:span text:style-name="T1">}</text:span></text:p>
      <text:p text:style-name="P13"><text:s text:c="5"/></text:p>
      <text:p text:style-name="P6"/>
      <text:p text:style-name="P9"><text:span text:style-name="Source_20_Text"><text:span text:style-name="T7">unused</text:span></text:span></text:p>
      <text:p text:style-name="P5"><text:span text:style-name="T7">When attached to a type (including a </text:span><text:span text:style-name="Source_20_Text"><text:span text:style-name="T7">union</text:span></text:span><text:span text:style-name="T7"> or a </text:span><text:span text:style-name="Source_20_Text"><text:span text:style-name="T7">struct</text:span></text:span><text:span text:style-name="T7">), this attribute means that variables of that type are meant to appear possibly unused. GCC will not produce a warning for any variables of that type, even if the variable appears to do nothing. This is often the case with lock or thread classes, which are usually defined and then not referenced, but contain constructors and destructors that have nontrivial bookkeeping functions. </text:span></text:p>
      <text:p text:style-name="P9"><text:span text:style-name="Source_20_Text"><text:span text:style-name="T7">deprecated</text:span></text:span></text:p>
      <text:p text:style-name="P9"><text:span text:style-name="Source_20_Text"><text:span text:style-name="T7">deprecated (</text:span></text:span><text:span text:style-name="Variable"><text:span text:style-name="T7">msg</text:span></text:span><text:span text:style-name="Source_20_Text"><text:span text:style-name="T7">)</text:span></text:span></text:p>
      <text:p text:style-name="P8"><text:span text:style-name="T7">The </text:span><text:span text:style-name="Source_20_Text"><text:span text:style-name="T7">deprecated</text:span></text:span><text:span text:style-name="T7"> attribute results in a warning if the type is used anywhere in the source file. This is useful when identifying types that are expected to be removed in a future version of a program. If possible, the warning also includes the location of the declaration of the deprecated type, to enable users to easily find further information about why the type is deprecated, or what they should do instead. Note that the warnings only occur for uses and then only if the type is being applied to an identifier that itself is not being declared as deprecated.</text:span></text:p>
      <text:p text:style-name="P12"><text:s text:c="10"/><text:span text:style-name="T1">typedef int T1 __attribute__ ((deprecated));</text:span></text:p>
      <text:p text:style-name="P12"><text:s text:c="10"/><text:span text:style-name="T1">T1 x;</text:span></text:p>
      <text:p text:style-name="P12"><text:s text:c="10"/><text:span text:style-name="T1">typedef T1 T2;</text:span></text:p>
      <text:p text:style-name="P12"><text:s text:c="10"/><text:span text:style-name="T1">T2 y;</text:span></text:p>
      <text:p text:style-name="P12"><text:s text:c="10"/><text:span text:style-name="T1">typedef T1 T3 __attribute__ ((deprecated));</text:span></text:p>
      <text:p text:style-name="P12"><text:s text:c="10"/><text:span text:style-name="T1">T3 z __attribute__ ((deprecated));</text:span></text:p>
      <text:p text:style-name="P13"><text:s text:c="5"/></text:p>
      <text:p text:style-name="P7">results in a warning on line 2 and 3 but not lines 4, 5, or 6. No warning is issued for line 4 because T2 is not explicitly deprecated. Line 5 has no warning because <text:soft-page-break/>T3 is explicitly deprecated. Similarly for line 6. The optional msg argument, which must be a string, will be printed in the warning if present.</text:p>
      <text:p text:style-name="P8"><text:span text:style-name="T7">The </text:span><text:span text:style-name="Source_20_Text"><text:span text:style-name="T7">deprecated</text:span></text:span><text:span text:style-name="T7"> attribute can also be used for functions and variables (see </text:span><text:a xlink:type="simple" xlink:href="http://gcc.gnu.org/onlinedocs/gcc/Function-Attributes.html#Function-Attributes">Function Attributes</text:a><text:span text:style-name="T7">, see </text:span><text:a xlink:type="simple" xlink:href="http://gcc.gnu.org/onlinedocs/gcc/Variable-Attributes.html#Variable-Attributes">Variable Attributes</text:a><text:span text:style-name="T7">.) </text:span></text:p>
      <text:p text:style-name="P9"><text:span text:style-name="Source_20_Text"><text:span text:style-name="T7">may_alias</text:span></text:span></text:p>
      <text:p text:style-name="P8"><text:span text:style-name="T7">Accesses through pointers to types with this attribute are not subject to type-based alias analysis, but are instead assumed to be able to alias any other type of objects. In the context of 6.5/7 an lvalue expression dereferencing such a pointer is treated like having a character type. See </text:span><text:span text:style-name="Example"><text:span text:style-name="T7">-fstrict-aliasing</text:span></text:span><text:span text:style-name="T7"> for more information on aliasing issues. This extension exists to support some vector APIs, in which pointers to one vector type are permitted to alias pointers to a different vector type.</text:span></text:p>
      <text:p text:style-name="P7">Note that an object of a type with this attribute does not have any special semantics.</text:p>
      <text:p text:style-name="P7">Example of use:</text:p>
      <text:p text:style-name="P12"><text:s text:c="10"/><text:span text:style-name="T1">typedef short __attribute__((__may_alias__)) short_a;</text:span></text:p>
      <text:p text:style-name="P12"><text:s text:c="10"/></text:p>
      <text:p text:style-name="P12"><text:s text:c="10"/><text:span text:style-name="T1">int</text:span></text:p>
      <text:p text:style-name="P12"><text:s text:c="10"/><text:span text:style-name="T1">main (void)</text:span></text:p>
      <text:p text:style-name="P12"><text:s text:c="10"/><text:span text:style-name="T1">{</text:span></text:p>
      <text:p text:style-name="P12"><text:s text:c="12"/><text:span text:style-name="T1">int a = 0x12345678;</text:span></text:p>
      <text:p text:style-name="P12"><text:s text:c="12"/><text:span text:style-name="T1">short_a *b = (short_a *) &amp;a;</text:span></text:p>
      <text:p text:style-name="P12"><text:s text:c="10"/></text:p>
      <text:p text:style-name="P12"><text:s text:c="12"/><text:span text:style-name="T1">b[1] = 0;</text:span></text:p>
      <text:p text:style-name="P12"><text:s text:c="10"/></text:p>
      <text:p text:style-name="P12"><text:s text:c="12"/><text:span text:style-name="T1">if (a == 0x12345678)</text:span></text:p>
      <text:p text:style-name="P12"><text:s text:c="14"/><text:span text:style-name="T1">abort();</text:span></text:p>
      <text:p text:style-name="P12"><text:s text:c="10"/></text:p>
      <text:p text:style-name="P12"><text:s text:c="12"/><text:span text:style-name="T1">exit(0);</text:span></text:p>
      <text:p text:style-name="P12"><text:s text:c="10"/><text:span text:style-name="T1">}</text:span></text:p>
      <text:p text:style-name="P13"><text:s text:c="5"/></text:p>
      <text:p text:style-name="P8"><text:span text:style-name="T7">If you replaced </text:span><text:span text:style-name="Source_20_Text"><text:span text:style-name="T7">short_a</text:span></text:span><text:span text:style-name="T7"> with </text:span><text:span text:style-name="Source_20_Text"><text:span text:style-name="T7">short</text:span></text:span><text:span text:style-name="T7"> in the variable declaration, the above program would abort when compiled with </text:span><text:span text:style-name="Example"><text:span text:style-name="T7">-fstrict-aliasing</text:span></text:span><text:span text:style-name="T7">, which is on by default at </text:span><text:span text:style-name="Example"><text:span text:style-name="T7">-O2</text:span></text:span><text:span text:style-name="T7"> or above in recent GCC versions. </text:span></text:p>
      <text:p text:style-name="P9"><text:span text:style-name="Source_20_Text"><text:span text:style-name="T7">visibility</text:span></text:span></text:p>
      <text:p text:style-name="P8"><text:span text:style-name="T7">In C++, attribute visibility (see </text:span><text:a xlink:type="simple" xlink:href="http://gcc.gnu.org/onlinedocs/gcc/Function-Attributes.html#Function-Attributes">Function Attributes</text:a><text:span text:style-name="T7">) can also be applied to class, struct, union and enum types. Unlike other type attributes, the attribute must appear between the initial keyword and the name of the type; it cannot appear after the body of the type.</text:span></text:p>
      <text:p text:style-name="P7">Note that the type visibility is applied to vague linkage entities associated with the class (vtable, typeinfo node, etc.). In particular, if a class is thrown as an exception in one shared object and caught in another, the class must have default visibility. Otherwise the two shared objects will be unable to use the same typeinfo node and exception handling will break.</text:p>
      <text:p text:style-name="P2"><text:span text:style-name="T7">To specify multiple attributes, separate them by commas within the double parentheses: for example, `</text:span><text:span text:style-name="Example"><text:span text:style-name="T7">__attribute__ ((aligned (16), packed))</text:span></text:span><text:span text:style-name="T7">'.</text:span></text:p>
      <text:h text:style-name="P16" text:outline-level="4">6.37.1 ARM Type Attributes</text:h>
      <text:p text:style-name="P2"><text:span text:style-name="T7">On those ARM targets that support </text:span><text:span text:style-name="Source_20_Text"><text:span text:style-name="T7">dllimport</text:span></text:span><text:span text:style-name="T7"> (such as Symbian OS), you can use the </text:span><text:span text:style-name="Source_20_Text"><text:span text:style-name="T7">notshared</text:span></text:span><text:span text:style-name="T7"> attribute to indicate that the virtual table and other similar data for a class should not be exported from a DLL. For example:</text:span></text:p>
      <text:p text:style-name="P15"><text:s text:c="5"/><text:span text:style-name="T1">class __declspec(notshared) C {</text:span></text:p>
      <text:p text:style-name="P11"><text:s text:c="5"/><text:span text:style-name="T1">public:</text:span></text:p>
      <text:p text:style-name="P11"><text:s text:c="7"/><text:span text:style-name="T1">__declspec(dllimport) C();</text:span></text:p>
      <text:p text:style-name="P11"><text:s text:c="7"/><text:span text:style-name="T1">virtual void f();</text:span></text:p>
      <text:p text:style-name="P11"><text:s text:c="5"/><text:span text:style-name="T1">}</text:span></text:p>
      <text:p text:style-name="P11"><text:soft-page-break/><text:s text:c="5"/></text:p>
      <text:p text:style-name="P11"><text:s text:c="5"/><text:span text:style-name="T1">__declspec(dllexport)</text:span></text:p>
      <text:p text:style-name="P14"><text:s text:c="5"/><text:span text:style-name="T1">C::C() {}</text:span></text:p>
      <text:p text:style-name="P2"><text:span text:style-name="T7">In this code, </text:span><text:span text:style-name="Source_20_Text"><text:span text:style-name="T7">C::C</text:span></text:span><text:span text:style-name="T7"> is exported from the current DLL, but the virtual table for </text:span><text:span text:style-name="Source_20_Text"><text:span text:style-name="T7">C</text:span></text:span><text:span text:style-name="T7"> is not exported. (You can use </text:span><text:span text:style-name="Source_20_Text"><text:span text:style-name="T7">__attribute__</text:span></text:span><text:span text:style-name="T7"> instead of </text:span><text:span text:style-name="Source_20_Text"><text:span text:style-name="T7">__declspec</text:span></text:span><text:span text:style-name="T7"> if you prefer, but most Symbian OS code uses</text:span><text:span text:style-name="Source_20_Text"><text:span text:style-name="T7">__declspec</text:span></text:span><text:span text:style-name="T7">.)</text:span></text:p>
      <text:h text:style-name="P16" text:outline-level="4"><text:bookmark text:name="MeP-Type-Attributes"/>6.37.2 MeP Type Attributes</text:h>
      <text:p text:style-name="P2"><text:span text:style-name="T7">Many of the MeP variable attributes may be applied to types as well. Specifically, the </text:span><text:span text:style-name="Source_20_Text"><text:span text:style-name="T7">based</text:span></text:span><text:span text:style-name="T7">, </text:span><text:span text:style-name="Source_20_Text"><text:span text:style-name="T7">tiny</text:span></text:span><text:span text:style-name="T7">, </text:span><text:span text:style-name="Source_20_Text"><text:span text:style-name="T7">near</text:span></text:span><text:span text:style-name="T7">, and </text:span><text:span text:style-name="Source_20_Text"><text:span text:style-name="T7">far</text:span></text:span><text:span text:style-name="T7"> attributes may be applied to either. The </text:span><text:span text:style-name="Source_20_Text"><text:span text:style-name="T7">io</text:span></text:span><text:span text:style-name="T7"> and </text:span><text:span text:style-name="Source_20_Text"><text:span text:style-name="T7">cb</text:span></text:span><text:span text:style-name="T7"> attributes may not be applied to types.</text:span></text:p>
      <text:h text:style-name="P16" text:outline-level="4"><text:bookmark text:name="i386-Type-Attributes"/>6.37.3 i386 Type Attributes</text:h>
      <text:p text:style-name="P2"><text:span text:style-name="T7">Two attributes are currently defined for i386 configurations: </text:span><text:span text:style-name="Source_20_Text"><text:span text:style-name="T7">ms_struct</text:span></text:span><text:span text:style-name="T7"> and </text:span><text:span text:style-name="Source_20_Text"><text:span text:style-name="T7">gcc_struct</text:span></text:span><text:span text:style-name="T7">.</text:span></text:p>
      <text:p text:style-name="P10"><text:span text:style-name="Source_20_Text"><text:span text:style-name="T7">ms_struct</text:span></text:span></text:p>
      <text:p text:style-name="P9"><text:span text:style-name="Source_20_Text"><text:span text:style-name="T7">gcc_struct</text:span></text:span></text:p>
      <text:p text:style-name="P8"><text:bookmark text:name="index-g_t_0040code_007bms_005fstruct_007d-2697"/><text:bookmark text:name="index-g_t_0040code_007bgcc_005fstruct_007d-2698"/><text:span text:style-name="T7">If </text:span><text:span text:style-name="Source_20_Text"><text:span text:style-name="T7">packed</text:span></text:span><text:span text:style-name="T7"> is used on a structure, or if bit-fields are used it may be that the Microsoft ABI packs them differently than GCC would normally pack them. Particularly when moving packed data between functions compiled with GCC and the native Microsoft compiler (either via function call or as data in a file), it may be necessary to access either format.</text:span></text:p>
      <text:p text:style-name="P8"><text:span text:style-name="T7">Currently </text:span><text:span text:style-name="Example"><text:span text:style-name="T7">-m[no-]ms-bitfields</text:span></text:span><text:span text:style-name="T7"> is provided for the Microsoft Windows X86 compilers to match the native Microsoft compiler.</text:span></text:p>
      <text:h text:style-name="P16" text:outline-level="4"><text:bookmark text:name="PowerPC-Type-Attributes"/>6.37.4 PowerPC Type Attributes</text:h>
      <text:p text:style-name="P2"><text:span text:style-name="T7">Three attributes currently are defined for PowerPC configurations: </text:span><text:span text:style-name="Source_20_Text"><text:span text:style-name="T7">altivec</text:span></text:span><text:span text:style-name="T7">, </text:span><text:span text:style-name="Source_20_Text"><text:span text:style-name="T7">ms_struct</text:span></text:span><text:span text:style-name="T7"> and </text:span><text:span text:style-name="Source_20_Text"><text:span text:style-name="T7">gcc_struct</text:span></text:span><text:span text:style-name="T7">.</text:span></text:p>
      <text:p text:style-name="P2"><text:span text:style-name="T7">For full documentation of the </text:span><text:span text:style-name="Source_20_Text"><text:span text:style-name="T7">ms_struct</text:span></text:span><text:span text:style-name="T7"> and </text:span><text:span text:style-name="Source_20_Text"><text:span text:style-name="T7">gcc_struct</text:span></text:span><text:span text:style-name="T7"> attributes please see the documentation in </text:span><text:a xlink:type="simple" xlink:href="http://gcc.gnu.org/onlinedocs/gcc/i386-Type-Attributes.html#i386-Type-Attributes">i386 Type Attributes</text:a><text:span text:style-name="T7">.</text:span></text:p>
      <text:p text:style-name="P2"><text:span text:style-name="T7">The </text:span><text:span text:style-name="Source_20_Text"><text:span text:style-name="T7">altivec</text:span></text:span><text:span text:style-name="T7"> attribute allows one to declare AltiVec vector data types supported by the AltiVec Programming Interface Manual. The attribute requires an argument to specify one of three vector types:</text:span><text:span text:style-name="Source_20_Text"><text:span text:style-name="T7">vector__</text:span></text:span><text:span text:style-name="T7">, </text:span><text:span text:style-name="Source_20_Text"><text:span text:style-name="T7">pixel__</text:span></text:span><text:span text:style-name="T7"> (always followed by unsigned short), and </text:span><text:span text:style-name="Source_20_Text"><text:span text:style-name="T7">bool__</text:span></text:span><text:span text:style-name="T7"> (always followed by unsigned).</text:span></text:p>
      <text:p text:style-name="P15"><text:s text:c="5"/><text:span text:style-name="T1">__attribute__((altivec(vector__)))</text:span></text:p>
      <text:p text:style-name="P11"><text:s text:c="5"/><text:span text:style-name="T1">__attribute__((altivec(pixel__))) unsigned short</text:span></text:p>
      <text:p text:style-name="P14"><text:s text:c="5"/><text:span text:style-name="T1">__attribute__((altivec(bool__))) unsigned</text:span></text:p>
      <text:p text:style-name="P2"><text:span text:style-name="T7">These attributes mainly are intended to support the </text:span><text:span text:style-name="Source_20_Text"><text:span text:style-name="T7">__vector</text:span></text:span><text:span text:style-name="T7">, </text:span><text:span text:style-name="Source_20_Text"><text:span text:style-name="T7">__pixel</text:span></text:span><text:span text:style-name="T7">, and </text:span><text:span text:style-name="Source_20_Text"><text:span text:style-name="T7">__bool</text:span></text:span><text:span text:style-name="T7"> AltiVec keywords.</text:span></text:p>
      <text:h text:style-name="P16" text:outline-level="4"><text:bookmark text:name="SPU-Type-Attributes"/>6.37.5 SPU Type Attributes</text:h>
      <text:p text:style-name="P2"><text:span text:style-name="T7">The SPU supports the </text:span><text:span text:style-name="Source_20_Text"><text:span text:style-name="T7">spu_vector</text:span></text:span><text:span text:style-name="T7"> attribute for types. This attribute allows one to declare vector data types supported by the Sony/Toshiba/IBM SPU Language Extensions Specification. It is intended to support the </text:span><text:span text:style-name="Source_20_Text"><text:span text:style-name="T7">__vector</text:span></text:span><text:span text:style-name="T7"> keywor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Example"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6S</meta:editing-duration>
    <meta:editing-cycles>4</meta:editing-cycles>
    <meta:generator>LibreOffice/3.4$Win32 LibreOffice_project/340m1$Build-502</meta:generator>
    <dc:date>2012-06-21T18:35:55.28</dc:date>
    <meta:document-statistic meta:table-count="0" meta:image-count="0" meta:object-count="0" meta:page-count="5" meta:paragraph-count="131" meta:word-count="2261" meta:character-count="14559" meta:non-whitespace-character-count="11762"/>
    <meta:user-defined meta:name="Info 1"/>
    <meta:user-defined meta:name="Info 2"/>
    <meta:user-defined meta:name="Info 3"/>
    <meta:user-defined meta:name="Info 4"/>
  </office:meta>
</office:document-meta>
</file>